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byssinica SIL" svg:font-family="'Abyssinica SIL'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783in" fo:margin-right="0in" fo:margin-top="0.0783in" fo:margin-bottom="0in" loext:contextual-spacing="false" fo:line-height="0.139in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text-properties officeooo:paragraph-rsid="006432c5"/>
    </style:style>
    <style:style style:name="P4" style:family="paragraph" style:parent-style-name="Standard">
      <style:text-properties style:font-name="Arial Black" officeooo:rsid="005460a5" officeooo:paragraph-rsid="005460a5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0000" style:text-position="-5% 100%" style:font-name="Arial Black" fo:font-size="12pt" fo:letter-spacing="-0.0047in" fo:font-style="normal" style:text-underline-style="none" fo:font-weight="bold" officeooo:rsid="005460a5" officeooo:paragraph-rsid="00c500f9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style:font-name="Arial Black" fo:font-size="10pt" fo:font-weight="normal" officeooo:rsid="005460a5" officeooo:paragraph-rsid="00c500f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Abyssinica SIL" fo:font-size="10pt" fo:letter-spacing="-0.0047in" fo:font-style="normal" style:text-underline-style="none" fo:font-weight="normal" officeooo:rsid="005460a5" officeooo:paragraph-rsid="00c4be36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Abyssinica SIL" fo:font-size="10pt" fo:letter-spacing="-0.0028in" fo:font-style="normal" style:text-underline-style="none" fo:font-weight="normal" officeooo:rsid="00c38d84" officeooo:paragraph-rsid="00c4be36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9" style:family="paragraph" style:parent-style-name="Table_20_Contents">
      <style:text-properties style:font-name="Abyssinica SIL" fo:font-size="10pt" fo:font-weight="normal" officeooo:rsid="005460a5" officeooo:paragraph-rsid="00c500f9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byssinica SIL" fo:font-size="10pt" fo:font-weight="normal" officeooo:rsid="005460a5" officeooo:paragraph-rsid="00cab731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Abyssinica SIL" fo:font-size="10pt" fo:font-weight="normal" officeooo:rsid="005460a5" officeooo:paragraph-rsid="00d01d17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fo:color="#221f1f" style:font-name="Abyssinica SIL" fo:font-size="10pt" fo:letter-spacing="-0.0028in" fo:font-style="normal" fo:font-weight="normal" officeooo:rsid="00c500f9" officeooo:paragraph-rsid="00cab73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" style:family="text">
      <style:text-properties fo:color="#221f1f" style:text-position="-5% 100%" fo:letter-spacing="0.0016in" fo:font-style="normal" officeooo:rsid="00b8c157" fo:background-color="transparent" loext:char-shading-value="0" style:font-style-asian="normal" style:font-name-complex="Lucida Sans" style:font-style-complex="normal"/>
    </style:style>
    <style:style style:name="T2" style:family="text">
      <style:text-properties fo:color="#221f1f" style:text-position="-5% 100%" fo:letter-spacing="0.0016in" fo:font-style="normal" officeooo:rsid="00bb8041" fo:background-color="transparent" loext:char-shading-value="0" style:font-style-asian="normal" style:font-name-complex="Lucida Sans" style:font-style-complex="normal"/>
    </style:style>
    <style:style style:name="T3" style:family="text">
      <style:text-properties fo:color="#221f1f" style:text-position="-5% 100%" fo:letter-spacing="0.0016in" fo:font-style="normal" style:text-underline-style="none" officeooo:rsid="00b8c157" fo:background-color="transparent" loext:char-shading-value="0" style:font-style-asian="normal" style:font-name-complex="Lucida Sans" style:font-style-complex="normal"/>
    </style:style>
    <style:style style:name="T4" style:family="text">
      <style:text-properties fo:color="#221f1f" style:text-position="-5% 100%" fo:letter-spacing="0.0016in" fo:font-style="normal" style:text-underline-style="none" officeooo:rsid="00bb8041" fo:background-color="transparent" loext:char-shading-value="0" style:font-style-asian="normal" style:font-name-complex="Lucida Sans" style:font-style-complex="normal"/>
    </style:style>
    <style:style style:name="T5" style:family="text">
      <style:text-properties fo:color="#221f1f" style:text-position="-5% 100%" fo:letter-spacing="-0.0071in" fo:font-style="normal" officeooo:rsid="008209c9" fo:background-color="transparent" loext:char-shading-value="0" style:font-style-asian="normal" style:font-name-complex="Lucida Sans" style:font-style-complex="normal"/>
    </style:style>
    <style:style style:name="T6" style:family="text">
      <style:text-properties fo:color="#221f1f" style:text-position="-5% 100%" fo:letter-spacing="-0.0071in" fo:font-style="normal" officeooo:rsid="00b8c157" fo:background-color="transparent" loext:char-shading-value="0" style:font-style-asian="normal" style:font-name-complex="Lucida Sans" style:font-style-complex="normal"/>
    </style:style>
    <style:style style:name="T7" style:family="text">
      <style:text-properties fo:color="#221f1f" style:text-position="-5% 100%" fo:letter-spacing="-0.0071in" fo:font-style="normal" officeooo:rsid="00d01d17" fo:background-color="transparent" loext:char-shading-value="0" style:font-style-asian="normal" style:font-name-complex="Lucida Sans" style:font-style-complex="normal"/>
    </style:style>
    <style:style style:name="T8" style:family="text">
      <style:text-properties fo:color="#221f1f" style:text-position="-5% 100%" fo:letter-spacing="-0.0071in" fo:font-style="normal" officeooo:rsid="00d55512" fo:background-color="transparent" loext:char-shading-value="0" style:font-style-asian="normal" style:font-name-complex="Lucida Sans" style:font-style-complex="normal"/>
    </style:style>
    <style:style style:name="T9" style:family="text">
      <style:text-properties fo:color="#221f1f" style:text-position="-5% 100%" fo:letter-spacing="-0.0071in" fo:font-style="normal" style:text-underline-style="none" officeooo:rsid="00d01d17" fo:background-color="transparent" loext:char-shading-value="0" style:font-style-asian="normal" style:font-name-complex="Lucida Sans" style:font-style-complex="normal"/>
    </style:style>
    <style:style style:name="T10" style:family="text">
      <style:text-properties fo:color="#221f1f" style:text-position="-5% 100%" fo:letter-spacing="-0.0071in" fo:font-style="normal" style:text-underline-style="none" officeooo:rsid="00b8c157" fo:background-color="transparent" loext:char-shading-value="0" style:font-style-asian="normal" style:font-name-complex="Lucida Sans" style:font-style-complex="normal"/>
    </style:style>
    <style:style style:name="T11" style:family="text">
      <style:text-properties fo:color="#221f1f" style:text-position="-5% 100%" fo:letter-spacing="-0.0028in" fo:font-style="normal" style:text-underline-style="none" officeooo:rsid="00cad729" fo:background-color="transparent" loext:char-shading-value="0" style:font-style-asian="normal" style:font-name-complex="Lucida Sans" style:font-style-complex="normal"/>
    </style:style>
    <style:style style:name="T12" style:family="text">
      <style:text-properties fo:color="#221f1f" style:text-position="-5% 100%" fo:letter-spacing="-0.0028in" fo:font-style="normal" style:text-underline-style="none" officeooo:rsid="003bb9d8" fo:background-color="transparent" loext:char-shading-value="0" style:font-style-asian="normal" style:font-name-complex="Lucida Sans" style:font-style-complex="normal"/>
    </style:style>
    <style:style style:name="T13" style:family="text">
      <style:text-properties fo:color="#221f1f" style:text-position="-5% 100%" fo:letter-spacing="-0.0028in" fo:font-style="normal" style:text-underline-style="none" officeooo:rsid="00bbb169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Abyssinica SIL" fo:letter-spacing="-0.0028in" fo:font-style="normal" style:text-underline-style="none" officeooo:rsid="00cad729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Abyssinica SIL" fo:letter-spacing="-0.0028in" fo:font-style="normal" style:text-underline-style="none" officeooo:rsid="00d01d17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fo:letter-spacing="-0.0028in" fo:font-style="normal" officeooo:rsid="00bbb169" style:font-style-asian="normal" style:font-name-complex="Lucida Sans" style:font-style-complex="normal"/>
    </style:style>
    <style:style style:name="T17" style:family="text">
      <style:text-properties fo:color="#221f1f" fo:letter-spacing="-0.0028in" fo:font-style="normal" officeooo:rsid="003bb9d8" style:font-style-asian="normal" style:font-name-complex="Lucida Sans" style:font-style-complex="normal"/>
    </style:style>
    <style:style style:name="T18" style:family="text">
      <style:text-properties fo:color="#221f1f" fo:letter-spacing="-0.0028in" fo:font-style="normal" officeooo:rsid="00bd6fd3" style:font-style-asian="normal" style:font-name-complex="Lucida Sans" style:font-style-complex="normal"/>
    </style:style>
    <style:style style:name="T19" style:family="text">
      <style:text-properties fo:color="#221f1f" fo:letter-spacing="-0.0028in" fo:font-style="normal" officeooo:rsid="00c500f9" style:font-style-asian="normal" style:font-name-complex="Lucida Sans" style:font-style-complex="normal"/>
    </style:style>
    <style:style style:name="T20" style:family="text">
      <style:text-properties fo:color="#221f1f" fo:letter-spacing="-0.0028in" fo:font-style="normal" officeooo:rsid="00d01d17" style:font-style-asian="normal" style:font-name-complex="Lucida Sans" style:font-style-complex="normal"/>
    </style:style>
    <style:style style:name="T21" style:family="text">
      <style:text-properties fo:color="#000000" style:text-position="-5% 100%" fo:letter-spacing="0.0016in" fo:font-style="normal" officeooo:rsid="008209c9" fo:background-color="transparent" loext:char-shading-value="0" style:font-style-asian="normal" style:font-name-complex="Lucida Sans" style:font-style-complex="normal"/>
    </style:style>
    <style:style style:name="T22" style:family="text">
      <style:text-properties fo:color="#000000" style:text-position="-5% 100%" fo:letter-spacing="0.0016in" fo:font-style="normal" style:text-underline-style="none" officeooo:rsid="008209c9" fo:background-color="transparent" loext:char-shading-value="0" style:font-style-asian="normal" style:font-name-complex="Lucida Sans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P6"><text:span text:style-name="T1"><text:text-input text:description="&lt;if test=&quot;o.amount_anticipe &gt;0.0&quot;&gt;">IF_t</text:text-input></text:span><text:span text:style-name="T5"><text:s/></text:span><text:span text:style-name="T8">Anticipo</text:span><text:span text:style-name="T6"> </text:span><text:span text:style-name="T21"><text:text-input text:description="&lt;/if&gt;">&lt;/if&gt;</text:text-input></text:span><text:span text:style-name="T2"><text:text-input text:description="&lt;if test=&quot;o.amount_advancement&gt; 0.0&quot;&gt;">IF_d</text:text-input></text:span><text:span text:style-name="T5"><text:s/></text:span><text:span text:style-name="T6"><text:s/></text:span><text:span text:style-name="T7">Adelanto</text:span><text:span text:style-name="T6"> </text:span><text:span text:style-name="T21"><text:text-input text:description="&lt;/if&gt;">&lt;/if&gt;</text:text-input></text:span></text:p>
      <text:p text:style-name="P12"><text:tab/></text:p>
      <text:p text:style-name="P10"><text:span text:style-name="T19"><text:tab/></text:span><text:span text:style-name="T20">Empresa</text:span><text:span text:style-name="T16">: </text:span><text:span text:style-name="T20"><text:text-input text:description="&lt;o.partner_id.name&gt;">o.partner_id.name</text:text-input></text:span><text:span text:style-name="T17"><text:s/></text:span></text:p>
      <text:p text:style-name="P9"><text:tab/>Fecha: <text:span text:style-name="T16"><text:text-input text:description="&lt;formatLang(o.date,date='true')&gt;">DD/MM/YYYY</text:text-input></text:span></text:p>
      <text:p text:style-name="P11"><text:span text:style-name="T13"><text:tab/></text:span><text:span text:style-name="T3"><text:text-input text:description="&lt;if test=&quot;o.amount_anticipe&gt; 0.0&quot;&gt;">IF_t</text:text-input></text:span><text:span text:style-name="T9">Depósito: $</text:span><text:span text:style-name="T15"><text:text-input text:description="&lt;formatLang(o.amount_anticipe)&gt;">o.amount_anticipe</text:text-input></text:span><text:span text:style-name="T10"> </text:span><text:span text:style-name="T22"><text:text-input text:description="&lt;/if&gt;">&lt;/if&gt;</text:text-input></text:span><text:span text:style-name="T4"><text:text-input text:description="&lt;if test=&quot;o.amount_advancement &gt; 0.0&quot;&gt;">IF_d</text:text-input></text:span><text:span text:style-name="T9">Adelanto: $</text:span><text:span text:style-name="T14"><text:text-input text:description="&lt;formatLang(o.amount_advancement)&gt;">o.amount_advancement</text:text-input></text:span><text:span text:style-name="T10"> </text:span><text:span text:style-name="T22"><text:text-input text:description="&lt;/if&gt;">&lt;/if&gt;</text:text-input></text:span></text:p>
      <text:p text:style-name="P9"><text:span text:style-name="T18"><text:tab/>Descripción</text:span><text:span text:style-name="T16">: </text:span><text:span text:style-name="T16"><text:text-input text:description="&lt;o.description&gt;">o.description</text:text-input></text:span><text:span text:style-name="T17"><text:s/></text:span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byssinica SIL" svg:font-family="'Abyssinica SIL'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7222in"/>
    </style:style>
    <style:style style:name="Table1.B" style:family="table-column">
      <style:table-column-properties style:column-width="3.7215in"/>
    </style:style>
    <style:style style:name="Table1.1" style:family="table-row">
      <style:table-row-properties style:min-row-height="0.1139in"/>
    </style:style>
    <style:style style:name="Table1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MP1" style:family="paragraph" style:parent-style-name="Standard">
      <style:paragraph-properties fo:margin-left="0.0783in" fo:margin-right="0in" fo:margin-top="0.0783in" fo:margin-bottom="0in" loext:contextual-spacing="false" fo:line-height="0.139in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3" style:family="paragraph" style:parent-style-name="Standard">
      <style:text-properties officeooo:paragraph-rsid="006432c5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Nombre y Apellido Firmante:</text:p>
              <text:p text:style-name="MP1">Cargo:</text:p>
            </table:table-cell>
            <table:table-cell table:style-name="Table1.B1" office:value-type="string">
              <text:p text:style-name="MP2">________________________________________________</text:p>
              <text:p text:style-name="MP2">Firma Responsable</text:p>
            </table:table-cell>
          </table:table-row>
        </table:table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09T14:03:08.044367360</dc:date>
    <meta:editing-duration>P2DT8H14M42S</meta:editing-duration>
    <meta:editing-cycles>427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56" meta:character-count="318" meta:non-whitespace-character-count="295"/>
  </office:meta>
</office:document-meta>
</file>